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6.png"/>
  <manifest:file-entry manifest:media-type="image/png" manifest:full-path="Images/0005.png"/>
  <manifest:file-entry manifest:media-type="image/png" manifest:full-path="Images/0004.png"/>
  <manifest:file-entry manifest:media-type="image/png" manifest:full-path="Images/0003.png"/>
  <manifest:file-entry manifest:media-type="image/png" manifest:full-path="Images/0002.png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Крутые таблицы</text:title></text:p>
      <text:p text:style-name="OrgTitle"/>
      <text:p text:style-name="OrgSubtitle"><text:initial-creator>Вася Панков\</text:initial-creator></text:p>
      <text:p text:style-name="OrgSubtitle"/>
      <text:h text:style-name="Heading_20_1" text:outline-level="1" text:is-list-header="false">
<text:bookmark-start text:name="OrgXref.org5715542"/>
<text:bookmark text:name="org5715542"/>Производные
<text:bookmark-end text:name="OrgXref.org5715542"/></text:h>
      <text:p text:style-name="Text_20_body">
<draw:frame draw:style-name="OrgInlineImage" svg:width="1.83cm" svg:height="0.56cm" text:anchor-type="as-char" draw:name="Frame1">

<draw:image xlink:href="Images/0001.png" xlink:type="simple" xlink:show="embed" xlink:actuate="onLoad"/><svg:title>Latex-Fragment</svg:title><svg:desc>$$ (C)^{\prime} = 0 $$</svg:desc>
</draw:frame>

<draw:frame draw:style-name="OrgInlineImage" svg:width="1.69cm" svg:height="0.53cm" text:anchor-type="as-char" draw:name="Frame2">

<draw:image xlink:href="Images/0002.png" xlink:type="simple" xlink:show="embed" xlink:actuate="onLoad"/><svg:title>Latex-Fragment</svg:title><svg:desc>$$ (x)` = 1 $$</svg:desc>
</draw:frame>

<draw:frame draw:style-name="OrgInlineImage" svg:width="3.92cm" svg:height="0.58cm" text:anchor-type="as-char" draw:name="Frame3">

<draw:image xlink:href="Images/0003.png" xlink:type="simple" xlink:show="embed" xlink:actuate="onLoad"/><svg:title>Latex-Fragment</svg:title><svg:desc>$$ (u^n)` = nu^{n - 1} \cdot u` $$</svg:desc>
</draw:frame>

<draw:frame draw:style-name="OrgInlineImage" svg:width="2.80cm" svg:height="0.53cm" text:anchor-type="as-char" draw:name="Frame4">

<draw:image xlink:href="Images/0004.png" xlink:type="simple" xlink:show="embed" xlink:actuate="onLoad"/><svg:title>Latex-Fragment</svg:title><svg:desc>$$ (e^u) = e^u \cdot u` $$</svg:desc>
</draw:frame> 

<draw:frame draw:style-name="OrgInlineImage" svg:width="4.13cm" svg:height="0.53cm" text:anchor-type="as-char" draw:name="Frame5">

<draw:image xlink:href="Images/0005.png" xlink:type="simple" xlink:show="embed" xlink:actuate="onLoad"/><svg:title>Latex-Fragment</svg:title><svg:desc>$$ (a^u)` = a^u \cdot lna \cdot u` $$</svg:desc>
</draw:frame>

<draw:frame draw:style-name="OrgInlineImage" svg:width="3.39cm" svg:height="1.08cm" text:anchor-type="as-char" draw:name="Frame6">

<draw:image xlink:href="Images/0006.png" xlink:type="simple" xlink:show="embed" xlink:actuate="onLoad"/><svg:title>Latex-Fragment</svg:title><svg:desc>$$ (ln u)` = \frac{1}{u} \cdot * u` $$</svg:desc>
</draw:frame>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Вася Панков\</dc:creator>
    <meta:initial-creator>Вася Панков\</meta:initial-creator>
    <dc:date>2022-03-09T21:59:41</dc:date>
    <meta:creation-date>2022-03-09T21:59:41</meta:creation-date>
    <meta:generator>Emacs 27.2 (Org mode 9.5.2)</meta:generator>
    <meta:keyword/>
    <dc:subject/>
    <dc:title>Крутые таблицы</dc:title>
  </office:meta>
</office:document-meta>
</file>